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erdana" svg:font-family="erdana, helvetica, arial, sans-serif"/>
    <style:font-face style:name="inherit" svg:font-family="inherit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610b38" style:font-name="Liberation Serif" fo:font-size="12pt" fo:letter-spacing="normal" fo:font-style="normal" fo:font-weight="bold" officeooo:paragraph-rsid="0007e820" style:font-size-asian="12pt" style:font-weight-asian="bold" style:font-size-complex="12pt" style:font-weight-complex="bold"/>
    </style:style>
    <style:style style:name="P2" style:family="paragraph" style:parent-style-name="Standard">
      <style:text-properties officeooo:rsid="0001b139" officeooo:paragraph-rsid="0001b139"/>
    </style:style>
    <style:style style:name="P3" style:family="paragraph" style:parent-style-name="Standard">
      <style:text-properties officeooo:rsid="0001b139" officeooo:paragraph-rsid="0005e865"/>
    </style:style>
    <style:style style:name="P4" style:family="paragraph" style:parent-style-name="Standard">
      <style:text-properties fo:font-weight="bold" officeooo:rsid="0001b139" officeooo:paragraph-rsid="0001b139" style:font-weight-asian="bold" style:font-weight-complex="bold"/>
    </style:style>
    <style:style style:name="P5" style:family="paragraph" style:parent-style-name="Standard">
      <style:text-properties fo:font-weight="bold" officeooo:rsid="00027a51" officeooo:paragraph-rsid="00027a51" style:font-weight-asian="bold" style:font-weight-complex="bold"/>
    </style:style>
    <style:style style:name="P6" style:family="paragraph" style:parent-style-name="Standard">
      <style:text-properties fo:font-weight="bold" officeooo:rsid="0002c5fc" officeooo:paragraph-rsid="0002c5fc" style:font-weight-asian="bold" style:font-weight-complex="bold"/>
    </style:style>
    <style:style style:name="P7" style:family="paragraph" style:parent-style-name="Standard">
      <style:text-properties fo:font-weight="bold" officeooo:rsid="00040dbd" officeooo:paragraph-rsid="00040dbd" style:font-weight-asian="bold" style:font-weight-complex="bold"/>
    </style:style>
    <style:style style:name="P8" style:family="paragraph" style:parent-style-name="Standard">
      <style:text-properties fo:font-weight="bold" officeooo:rsid="0005e865" officeooo:paragraph-rsid="0005e865" style:font-weight-asian="bold" style:font-weight-complex="bold"/>
    </style:style>
    <style:style style:name="P9" style:family="paragraph" style:parent-style-name="Standard">
      <style:text-properties fo:font-weight="bold" officeooo:paragraph-rsid="00027a51"/>
    </style:style>
    <style:style style:name="P10" style:family="paragraph" style:parent-style-name="Standard">
      <style:text-properties fo:font-weight="bold" officeooo:rsid="00027a51" officeooo:paragraph-rsid="00027a51"/>
    </style:style>
    <style:style style:name="P11" style:family="paragraph" style:parent-style-name="Standard">
      <style:text-properties fo:font-weight="normal" officeooo:rsid="00027a51" officeooo:paragraph-rsid="00027a51" style:font-weight-asian="normal" style:font-weight-complex="normal"/>
    </style:style>
    <style:style style:name="P12" style:family="paragraph" style:parent-style-name="Standard">
      <style:text-properties fo:font-weight="normal" officeooo:rsid="0002c5fc" officeooo:paragraph-rsid="0002c5fc" style:font-weight-asian="normal" style:font-weight-complex="normal"/>
    </style:style>
    <style:style style:name="P13" style:family="paragraph" style:parent-style-name="Standard">
      <style:text-properties fo:font-weight="normal" officeooo:rsid="00040dbd" officeooo:paragraph-rsid="00040dbd" style:font-weight-asian="normal" style:font-weight-complex="normal"/>
    </style:style>
    <style:style style:name="P14" style:family="paragraph" style:parent-style-name="Standard">
      <style:text-properties fo:font-weight="normal" officeooo:rsid="0005e865" officeooo:paragraph-rsid="0005e865" style:font-weight-asian="normal" style:font-weight-complex="normal"/>
    </style:style>
    <style:style style:name="P15" style:family="paragraph" style:parent-style-name="Standard">
      <style:text-properties fo:font-weight="normal" officeooo:rsid="0001b139" officeooo:paragraph-rsid="0005e865" style:font-weight-asian="normal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5e865" officeooo:paragraph-rsid="0005e865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60a69" officeooo:paragraph-rsid="00060a69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7e820" officeooo:paragraph-rsid="0007e820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bold" officeooo:rsid="0005e865" officeooo:paragraph-rsid="0005e865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fo:font-weight="bold" officeooo:rsid="00060a69" officeooo:paragraph-rsid="00060a69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fo:font-weight="bold" officeooo:rsid="0007e820" officeooo:paragraph-rsid="0007e820" style:font-size-asian="12pt" style:font-weight-asian="bold" style:font-size-complex="12pt" style:font-weight-complex="bold"/>
    </style:style>
    <style:style style:name="P22" style:family="paragraph" style:parent-style-name="Text_20_body">
      <style:text-properties officeooo:paragraph-rsid="0007e820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use-window-font-color="true" style:font-name="Liberation Serif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27a51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07e82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9.75pt" fo:letter-spacing="normal" fo:font-style="normal" fo:font-weight="normal"/>
    </style:style>
    <style:style style:name="T8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9" style:family="text">
      <style:text-properties fo:font-variant="normal" fo:text-transform="none" fo:color="#000000" style:font-name="verdana" fo:font-size="9.75pt" fo:letter-spacing="normal" fo:font-style="normal"/>
    </style:style>
    <style:style style:name="T10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11" style:family="text">
      <style:text-properties fo:font-variant="normal" fo:text-transform="none" fo:color="#000000" style:font-name="verdana" fo:font-size="9.75pt" fo:letter-spacing="normal" fo:font-style="normal" fo:font-weight="normal" officeooo:rsid="0007e82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verdana" fo:font-size="9.75pt" fo:letter-spacing="normal" fo:font-style="normal" fo:font-weight="normal" officeooo:rsid="0007e820" style:font-size-asian="12pt" style:font-size-complex="12pt"/>
    </style:style>
    <style:style style:name="T13" style:family="text">
      <style:text-properties fo:font-variant="normal" fo:text-transform="none" fo:color="#000000" style:font-name="verdana" fo:font-size="9.75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fo:letter-spacing="normal"/>
    </style:style>
    <style:style style:name="T15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16" style:family="text">
      <style:text-properties fo:font-variant="normal" fo:text-transform="none" fo:color="#000000" fo:letter-spacing="normal" fo:font-style="normal"/>
    </style:style>
    <style:style style:name="T17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000000" fo:letter-spacing="normal" fo:font-style="normal" fo:font-weight="normal" officeooo:rsid="0007e820" style:font-weight-asian="normal" style:font-weight-complex="normal"/>
    </style:style>
    <style:style style:name="T19" style:family="text">
      <style:text-properties fo:font-variant="normal" fo:text-transform="none" fo:color="#000000" fo:letter-spacing="normal" fo:font-style="normal" officeooo:rsid="0007e820"/>
    </style:style>
    <style:style style:name="T20" style:family="text">
      <style:text-properties fo:font-variant="normal" fo:text-transform="none" fo:color="#000000" fo:font-size="9.75pt" fo:letter-spacing="normal" fo:font-style="normal"/>
    </style:style>
    <style:style style:name="T21" style:family="text">
      <style:text-properties fo:font-variant="normal" fo:text-transform="none" fo:color="#000000" fo:font-size="9.75pt" fo:letter-spacing="normal" fo:font-style="normal" fo:font-weight="normal"/>
    </style:style>
    <style:style style:name="T22" style:family="text">
      <style:text-properties fo:font-variant="normal" fo:text-transform="none" fo:color="#000000" fo:font-size="9.75pt" fo:letter-spacing="normal" fo:font-style="normal" fo:font-weight="normal" officeooo:rsid="0007e820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letter-spacing="normal" fo:font-style="normal" fo:font-weight="normal" loext:padding="0cm" loext:border="none"/>
    </style:style>
    <style:style style:name="T2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style:font-name="verdana" fo:font-size="9.75pt" fo:letter-spacing="normal" fo:font-style="normal"/>
    </style:style>
    <style:style style:name="T26" style:family="text">
      <style:text-properties fo:font-variant="normal" fo:text-transform="none" style:font-name="verdana" fo:font-size="9.75pt" fo:letter-spacing="normal" fo:font-style="normal" fo:font-weight="bold" style:font-weight-asian="bold" style:font-weight-complex="bold"/>
    </style:style>
    <style:style style:name="T27" style:family="text">
      <style:text-properties fo:font-variant="normal" fo:text-transform="none" style:font-name="verdana" fo:font-size="9.75pt" fo:letter-spacing="normal" fo:font-style="normal" fo:font-weight="normal" style:font-weight-asian="normal" style:font-weight-complex="normal"/>
    </style:style>
    <style:style style:name="T28" style:family="text">
      <style:text-properties fo:font-variant="normal" fo:text-transform="none" fo:font-size="9.75pt" fo:letter-spacing="normal" fo:font-style="normal" fo:font-weight="normal" style:font-weight-asian="normal" style:font-weight-complex="normal"/>
    </style:style>
    <style:style style:name="T29" style:family="text">
      <style:text-properties officeooo:rsid="00027a51" style:font-weight-asian="bold" style:font-weight-complex="bold"/>
    </style:style>
    <style:style style:name="T30" style:family="text">
      <style:text-properties officeooo:rsid="0002c5fc"/>
    </style:style>
    <style:style style:name="T31" style:family="text">
      <style:text-properties officeooo:rsid="00040dbd"/>
    </style:style>
    <style:style style:name="T32" style:family="text">
      <style:text-properties officeooo:rsid="0005e865"/>
    </style:style>
    <style:style style:name="T33" style:family="text">
      <style:text-properties fo:color="#000000" style:font-name="verdana" fo:font-size="9.75pt" officeooo:rsid="0007e820" style:font-size-asian="12pt" style:font-weight-asian="normal" style:font-size-complex="12pt" style:font-weight-complex="normal"/>
    </style:style>
    <style:style style:name="T34" style:family="text">
      <style:text-properties fo:color="#000000" fo:font-size="9.75pt" officeooo:rsid="0007e820" style:font-size-asian="12pt" style:font-weight-asian="normal" style:font-size-complex="12pt" style:font-weight-complex="normal"/>
    </style:style>
    <style:style style:name="T35" style:family="text">
      <style:text-properties fo:color="#000000" officeooo:rsid="0007e820" style:font-weight-asian="normal" style:font-weight-complex="normal"/>
    </style:style>
    <style:style style:name="T36" style:family="text">
      <style:text-properties fo:color="#000000" officeooo:rsid="0007e820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Java script</text:span> </text:p>
      <text:p text:style-name="P2"/>
      <text:p text:style-name="P2">it is used for web application devlopment purpose.</text:p>
      <text:p text:style-name="P2"/>
      <text:p text:style-name="P4">Datatypes:</text:p>
      <text:p text:style-name="P2">In Javascript there aretwo types of datatypes</text:p>
      <text:p text:style-name="P2">1) primitive data type.</text:p>
      <text:p text:style-name="P2"><text:tab/><text:span text:style-name="T3">String, Number, Boolean, Undefiend, Null.</text:span></text:p>
      <text:p text:style-name="P2">2) non primitive data type.</text:p>
      <text:p text:style-name="P2"><text:tab/><text:span text:style-name="T3">Object, Array.</text:span></text:p>
      <text:p text:style-name="P2"/>
      <text:p text:style-name="P9"><text:span text:style-name="T29">Operators:</text:span></text:p>
      <text:p text:style-name="P10"><text:span text:style-name="T4">1.Arithmetic Operators</text:span></text:p>
      <text:p text:style-name="P10"><text:span text:style-name="T4">2.Comparison (Relational) Operators</text:span></text:p>
      <text:p text:style-name="P10"><text:span text:style-name="T4">3.Bitwise Operators</text:span></text:p>
      <text:p text:style-name="P10"><text:span text:style-name="T4">4.Logical Operators</text:span></text:p>
      <text:p text:style-name="P10"><text:span text:style-name="T4"/></text:p>
      <text:p text:style-name="P5">Conditional Statements:</text:p>
      <text:p text:style-name="P11">1)if</text:p>
      <text:p text:style-name="P11">2)if else</text:p>
      <text:p text:style-name="P11">3)condtional</text:p>
      <text:p text:style-name="P11"/>
      <text:p text:style-name="P5">Loops:</text:p>
      <text:p text:style-name="P11">1)for</text:p>
      <text:p text:style-name="P11">2)while</text:p>
      <text:p text:style-name="P11">3)do while</text:p>
      <text:p text:style-name="P11">4)switch</text:p>
      <text:p text:style-name="P11"/>
      <text:p text:style-name="P2"><text:span text:style-name="T1">Object</text:span>: A real world entity which is also decribed through the function. </text:p>
      <text:p text:style-name="P2">4 ways to call the object. The mainly uses of the three types of calling.</text:p>
      <text:p text:style-name="P2">Var objectname= new objectname();</text:p>
      <text:p text:style-name="P2">objectname={property: value}</text:p>
      <text:p text:style-name="P2">new objectname();</text:p>
      <text:p text:style-name="P2"/>
      <text:p text:style-name="P5">Prototype:</text:p>
      <text:p text:style-name="P11">prototype is a on of the object <text:span text:style-name="T30">which is used to access the function of the another class or a method.</text:span></text:p>
      <text:p text:style-name="P11"/>
      <text:p text:style-name="P6">Scope:</text:p>
      <text:p text:style-name="P12">it is calling the elements, methods or variables which is in the function. With in the Code.</text:p>
      <text:p text:style-name="P12"/>
      <text:p text:style-name="P12">1. Global Scope:</text:p>
      <text:p text:style-name="P12"><text:s/>it will access or can be used all over the code of the JavaScript.</text:p>
      <text:p text:style-name="P12"/>
      <text:p text:style-name="P12">2. Local Scope:</text:p>
      <text:p text:style-name="P12">only have the access upon the function or class.</text:p>
      <text:p text:style-name="P12"/>
      <text:p text:style-name="P6">Closure:</text:p>
      <text:p text:style-name="P12">the function calling in itself and revoking <text:span text:style-name="T31">for the repatation usage of the functions process.</text:span></text:p>
      <text:p text:style-name="P12"/>
      <text:p text:style-name="P12"/>
      <text:p text:style-name="P12"/>
      <text:p text:style-name="P12"/>
      <text:p text:style-name="P7"><text:soft-page-break/>JavaScript DOM:</text:p>
      <text:p text:style-name="P7"/>
      <text:p text:style-name="P13">1. Get Element By id:</text:p>
      <text:p text:style-name="P13"><text:tab/>Calling the function or any other variables trough the ID Number.</text:p>
      <text:p text:style-name="P13">2. Get Element By Classname:</text:p>
      <text:p text:style-name="P13"><text:tab/>Calling the function or any other variables trough the class name.</text:p>
      <text:p text:style-name="P13">3.Get Element By Tagname:</text:p>
      <text:p text:style-name="P13"><text:tab/>Calling the function or any other variables trough the Tagname.</text:p>
      <text:p text:style-name="P13"/>
      <text:p text:style-name="P7">JavaScript Events:</text:p>
      <text:p text:style-name="P7"><text:span text:style-name="T2"/></text:p>
      <text:p text:style-name="P7"><text:span text:style-name="T2">1. OnClick</text:span></text:p>
      <text:p text:style-name="P7"><text:span text:style-name="T2">2. Mouseover</text:span></text:p>
      <text:p text:style-name="P7"><text:span text:style-name="T2">3. Onfocus</text:span></text:p>
      <text:p text:style-name="P7"><text:span text:style-name="T2">4. Submit</text:span></text:p>
      <text:p text:style-name="P7"><text:span text:style-name="T2">5. OnLoad</text:span></text:p>
      <text:p text:style-name="P7"><text:span text:style-name="T2">6. OnResize.</text:span></text:p>
      <text:p text:style-name="P7"><text:span text:style-name="T2"/></text:p>
      <text:p text:style-name="P7">TypeScript.</text:p>
      <text:p text:style-name="P14">To overcome the problems which are occured in the JavaScript. Mostly used for the versions above Angular 2.0</text:p>
      <text:p text:style-name="P14"/>
      <text:p text:style-name="P14">The typescript complier converts the typescript file to JavaScript file. </text:p>
      <text:p text:style-name="P14"/>
      <text:p text:style-name="P3"><text:span text:style-name="T1">Datatypes:</text:span></text:p>
      <text:p text:style-name="P15"><text:tab/><text:span text:style-name="T3">String, Number, Boolean, Undefiend, Null.</text:span></text:p>
      <text:p text:style-name="P15"><text:tab/><text:span text:style-name="T32">Default type is any.</text:span></text:p>
      <text:p text:style-name="P15"/>
      <text:p text:style-name="P8">Array and Tuple:</text:p>
      <text:p text:style-name="P24"><text:span text:style-name="T23">A tuple is a grouping of unnamed, ordered values. Each value in a tuple does not need to be the same type.</text:span></text:p>
      <text:p text:style-name="P24"><text:span text:style-name="T23">An array is mutable collection. They are very efficient to create, but must always be a single type.</text:span></text:p>
      <text:p text:style-name="P16"/>
      <text:p text:style-name="P19">Class:</text:p>
      <text:p text:style-name="P16">Class is a collection of the methos and variables. </text:p>
      <text:p text:style-name="P16"/>
      <text:p text:style-name="P19">Methods:</text:p>
      <text:p text:style-name="P19"><text:span text:style-name="T2">Method is a function which have the functionatlity of the code.</text:span></text:p>
      <text:p text:style-name="P19"><text:span text:style-name="T2"/></text:p>
      <text:p text:style-name="P19">Constructors:</text:p>
      <text:p text:style-name="P20"><text:span text:style-name="T2">Constructors are which are intilizing the variables and methods.</text:span></text:p>
      <text:p text:style-name="P20"><text:span text:style-name="T2"/></text:p>
      <text:p text:style-name="P20">Inheritance:</text:p>
      <text:p text:style-name="P17">Taking the parental properties to child class is called has inheritance.</text:p>
      <text:p text:style-name="P17"/>
      <text:p text:style-name="P20">Interface:</text:p>
      <text:p text:style-name="P17">Abstarct methods and varibles in a interface class is called has interface.</text:p>
      <text:p text:style-name="P17"/>
      <text:p text:style-name="P17"/>
      <text:p text:style-name="P17"/>
      <text:p text:style-name="P17"/>
      <text:p text:style-name="P17"/>
      <text:p text:style-name="P20"><text:soft-page-break/>Module in TypeScrpit:</text:p>
      <text:p text:style-name="P17">Accepting the one Typescript code to another typescript file. The process of importing the typescript <text:s/>file is known has module.</text:p>
      <text:p text:style-name="P17"/>
      <text:p text:style-name="P21">Generics: </text:p>
      <text:p text:style-name="P18"><text:span text:style-name="T16">TypeScript Generics is a tool which provides a way to create </text:span><text:span text:style-name="Strong_20_Emphasis"><text:span text:style-name="T24">reusable</text:span></text:span><text:span text:style-name="Strong_20_Emphasis"><text:span text:style-name="T17"> </text:span></text:span><text:span text:style-name="T16">components. It creates a component that can work with a </text:span><text:span text:style-name="Strong_20_Emphasis"><text:span text:style-name="T24">variety of data types</text:span></text:span><text:span text:style-name="Strong_20_Emphasis"><text:span text:style-name="T17"> </text:span></text:span><text:span text:style-name="T16">rather than a single data type.</text:span></text:p>
      <text:p text:style-name="P18"><text:span text:style-name="T16"/></text:p>
      <text:p text:style-name="P21"><text:span text:style-name="T16">Union:</text:span></text:p>
      <text:p text:style-name="P18"><text:span text:style-name="T16">Declaring the more than one datatype to a variable. Is called union.</text:span></text:p>
      <text:p text:style-name="P18"><text:span text:style-name="T16"/></text:p>
      <text:p text:style-name="P21"><text:span text:style-name="T16">Enums:</text:span></text:p>
      <text:p text:style-name="P22"><text:span text:style-name="T11">a collection of related values. TypeScript supports both </text:span><text:span text:style-name="Strong_20_Emphasis"><text:span text:style-name="T12">numeric </text:span></text:span><text:span text:style-name="T11">and </text:span><text:span text:style-name="Strong_20_Emphasis"><text:span text:style-name="T12">string-based </text:span></text:span><text:span text:style-name="T11">enums. We can define the enums by using the </text:span><text:span text:style-name="Strong_20_Emphasis"><text:span text:style-name="T12">enum </text:span></text:span><text:span text:style-name="T11">keyword.</text:span></text:p>
      <text:h text:style-name="P1" text:outline-level="2"><text:span text:style-name="T36">tsconfig.json:</text:span></text:h>
      <text:p text:style-name="P23"><text:span text:style-name="T6">The tsconfig.json file is a file which is in </text:span><text:span text:style-name="Strong_20_Emphasis"><text:span text:style-name="T6">JSON</text:span></text:span><text:span text:style-name="T6"> format. In the tsconfig.json file, we can specify various options which tell the compiler how to compile the current project.</text:span></text:p>
      <text:p text:style-name="P22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erdana" svg:font-family="erdana, helvetica, arial, sans-serif"/>
    <style:font-face style:name="inherit" svg:font-family="inherit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18:38:41.490146511</meta:creation-date>
    <dc:date>2020-12-29T19:52:44.229895686</dc:date>
    <meta:editing-duration>PT8M25S</meta:editing-duration>
    <meta:editing-cycles>1</meta:editing-cycles>
    <meta:document-statistic meta:table-count="0" meta:image-count="0" meta:object-count="0" meta:page-count="3" meta:paragraph-count="80" meta:word-count="500" meta:character-count="3068" meta:non-whitespace-character-count="2634"/>
    <meta:generator>LibreOffice/6.0.7.3$Linux_X86_64 LibreOffice_project/00m0$Build-3</meta:generator>
  </office:meta>
</office:document-meta>
</file>